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Verdana" fo:language="en" fo:country="US" style:language-asian="zxx" style:country-asian="none" style:language-complex="zxx" style:country-complex="none"/>
    </style:style>
    <style:style style:name="P2" style:family="paragraph" style:parent-style-name="Heading_20_1">
      <style:text-properties fo:language="en" fo:country="US" style:language-asian="zxx" style:country-asian="none" style:language-complex="zxx" style:country-complex="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Project overview:</text:h>
      <text:p text:style-name="P1">The main goal of this project is to make a small modular devices which can work together. Every module will have its own microcontroller. This will include a sensor module, and bluetooth communication module which main job will be communicating with an Android based device. LiPol battery will provide the power supply at 3.3V, this battery will be included in additional module which will also include the charging ic and measure the battery charge state using a fuel gauge controller.</text:p>
      <text:p text:style-name="P1">To ensure low power consumption for the main processing ic Silabs Zero Gecko ARM microcontroller was chosed. It consists of ARM-M0 with low power capability, allowing the ic to enter a sleep mode with 0.9uA of power cunsumption with the RTC oscillator running. By implementing every module with its own processing power it is possible to reduce the load on the main processing unit.</text:p>
      <text:p text:style-name="P1">The communication with the module is based on I2C protocol, every module is acting as an I2C slave allowing the bluetooth module to read its state. This schema does not allow fast data transfers but it can be fast implemented. In the future this communication protocol will be changed for and differential line transmission which allows faster data transfers and lower noi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6M23S</meta:editing-duration>
    <meta:editing-cycles>5</meta:editing-cycles>
    <meta:generator>OpenOffice.org/3.4.1$Win32 OpenOffice.org_project/341m1$Build-9593</meta:generator>
    <dc:date>2014-12-07T22:10:02.31</dc:date>
    <meta:document-statistic meta:table-count="0" meta:image-count="0" meta:object-count="0" meta:page-count="1" meta:paragraph-count="4" meta:word-count="208" meta:character-count="1260"/>
    <meta:user-defined meta:name="Info 1"/>
    <meta:user-defined meta:name="Info 2"/>
    <meta:user-defined meta:name="Info 3"/>
    <meta:user-defined meta:name="Info 4"/>
  </office:meta>
</office:document-meta>
</file>